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99ff99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1.488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0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586cm"/>
    </style:style>
    <style:style style:name="gr9" style:family="graphic" style:parent-style-name="standard">
      <style:graphic-properties draw:fill="solid" draw:fill-color="#ff9999" draw:textarea-vertical-align="middle"/>
    </style:style>
    <style:style style:name="gr10" style:family="graphic" style:parent-style-name="standard">
      <style:graphic-properties draw:fill="solid" draw:fill-color="#ffff99" draw:textarea-vertical-align="middle"/>
    </style:style>
    <style:style style:name="gr11" style:family="graphic" style:parent-style-name="standard">
      <style:graphic-properties draw:fill="solid" draw:fill-color="#cc99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50%"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3cm" svg:y1="1.657cm" svg:x2="13cm" svg:y2="5.36cm">
            <text:p/>
          </draw:line>
          <draw:line draw:style-name="gr1" draw:text-style-name="P1" draw:layer="layout" svg:x1="8.4cm" svg:y1="1.657cm" svg:x2="8.4cm" svg:y2="5.36cm">
            <text:p/>
          </draw:line>
          <draw:custom-shape draw:style-name="gr2" draw:text-style-name="P1" draw:layer="layout" svg:width="13.3cm" svg:height="1.4cm" svg:x="3.8cm" svg:y="3.8cm">
            <text:p/>
            <draw:enhanced-geometry svg:viewBox="0 0 21600 21600" draw:mirror-horizontal="false" draw:mirror-vertical="false" draw:text-areas="0 ?f0 ?f5 ?f2" draw:type="right-arrow" draw:modifiers="20612.6456657394 3391.862955032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13.3cm" svg:height="1.4cm" svg:x="3.8cm" svg:y="1.957cm">
            <text:p/>
            <draw:enhanced-geometry svg:viewBox="0 0 21600 21600" draw:mirror-horizontal="false" draw:mirror-vertical="false" draw:text-areas="0 ?f0 ?f5 ?f2" draw:type="right-arrow" draw:modifiers="20612.6456657394 3391.862955032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3" draw:text-style-name="P2" draw:layer="layout" svg:width="4.9cm" svg:height="1cm" svg:x="3.8cm" svg:y="2.157cm">
            <text:p text:style-name="P1"><text:span text:style-name="T1">DB access 1</text:span></text:p>
          </draw:rect>
          <draw:rect draw:style-name="gr4" draw:text-style-name="P2" draw:layer="layout" svg:width="7.1cm" svg:height="1cm" svg:x="8.7cm" svg:y="2.157cm">
            <text:p text:style-name="P1"><text:span text:style-name="T1">DB access 2</text:span></text:p>
          </draw:rect>
          <draw:rect draw:style-name="gr3" draw:text-style-name="P2" draw:layer="layout" svg:width="4.9cm" svg:height="0.19cm" svg:x="3.8cm" svg:y="4.019cm">
            <text:p/>
          </draw:rect>
          <draw:rect draw:style-name="gr4" draw:text-style-name="P2" draw:layer="layout" svg:width="7.1cm" svg:height="0.19cm" svg:x="3.8cm" svg:y="4.21cm">
            <text:p/>
          </draw:rect>
          <draw:frame draw:style-name="gr5" draw:text-style-name="P4" draw:layer="layout" svg:width="1.988cm" svg:height="1.134cm" svg:x="1.383cm" svg:y="2.06cm">
            <draw:text-box>
              <text:p text:style-name="P1"><text:span text:style-name="T2">Blocking</text:span></text:p>
              <text:p text:style-name="P3"><text:span text:style-name="T1">(Java)</text:span></text:p>
            </draw:text-box>
          </draw:frame>
          <draw:frame draw:style-name="gr6" draw:text-style-name="P5" draw:layer="layout" svg:width="2.754cm" svg:height="1.134cm" svg:x="1cm" svg:y="3.917cm">
            <draw:text-box>
              <text:p text:style-name="P3"><text:span text:style-name="T2">Non-blocking</text:span></text:p>
              <text:p text:style-name="P3"><text:span text:style-name="T1">(GlassCat)</text:span></text:p>
            </draw:text-box>
          </draw:frame>
          <draw:line draw:style-name="gr1" draw:text-style-name="P1" draw:layer="layout" svg:x1="3.8cm" svg:y1="1.657cm" svg:x2="3.8cm" svg:y2="5.36cm">
            <text:p/>
          </draw:line>
          <draw:frame draw:style-name="gr7" draw:text-style-name="P7" draw:layer="layout" svg:width="0.391cm" svg:height="0.657cm" svg:x="3.409cm" svg:y="1cm">
            <draw:text-box>
              <text:p text:style-name="P6"><text:span text:style-name="T2">0s</text:span></text:p>
            </draw:text-box>
          </draw:frame>
          <draw:frame draw:style-name="gr7" draw:text-style-name="P7" draw:layer="layout" svg:width="0.391cm" svg:height="0.657cm" svg:x="7.968cm" svg:y="1.001cm">
            <draw:text-box>
              <text:p text:style-name="P6"><text:span text:style-name="T2">5s</text:span></text:p>
            </draw:text-box>
          </draw:frame>
          <draw:frame draw:style-name="gr8" draw:text-style-name="P7" draw:layer="layout" svg:width="0.586cm" svg:height="0.657cm" svg:x="12.458cm" svg:y="1.002cm">
            <draw:text-box>
              <text:p text:style-name="P6"><text:span text:style-name="T2">10s</text:span></text:p>
            </draw:text-box>
          </draw:frame>
          <draw:rect draw:style-name="gr9" draw:text-style-name="P2" draw:layer="layout" svg:width="5.9cm" svg:height="0.19cm" svg:x="3.8cm" svg:y="4.4cm">
            <text:p/>
          </draw:rect>
          <draw:rect draw:style-name="gr10" draw:text-style-name="P8" draw:layer="layout" svg:width="3.2cm" svg:height="0.19cm" svg:x="3.8cm" svg:y="4.59cm">
            <text:p/>
          </draw:rect>
          <draw:rect draw:style-name="gr11" draw:text-style-name="P8" draw:layer="layout" svg:width="5.6cm" svg:height="0.2cm" svg:x="3.8cm" svg:y="4.7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3399ff" draw:fill-image-width="0cm" draw:fill-image-height="0cm" draw:textarea-horizontal-align="justify" draw:auto-grow-width="true" fo:padding-top="0.125cm" fo:padding-bottom="0.125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1cm" fo:page-height="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0T09:08:47.99</meta:creation-date>
    <dc:date>2017-12-17T18:11:09.91</dc:date>
    <meta:editing-duration>PT48M41S</meta:editing-duration>
    <meta:editing-cycles>11</meta:editing-cycles>
    <meta:generator>OpenOffice/4.1.3$Win32 OpenOffice.org_project/413m1$Build-9783</meta:generator>
    <meta:document-statistic meta:object-count="18"/>
  </office:meta>
</office:document-meta>
</file>